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text-properties style:font-name="Times" fo:font-size="13.0pt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RTYPE DOCUMENTATION</text:p>
      <text:p text:style-name="P2"/>
      <text:p text:style-name="P2"/>
      <text:p text:style-name="P2"/>
      <text:p text:style-name="P3">0. COMPILATION</text:p>
      <text:p text:style-name="P2"/>
      <text:p text:style-name="P4"><text:span text:style-name="T1">$ mkdir build &amp;&amp; cd build</text:span></text:p>
      <text:p text:style-name="P4"><text:span text:style-name="T1">$ conan install .. --build=missing</text:span></text:p>
      <text:p text:style-name="P4"><text:span text:style-name="T1">$ cmake .. -G “UnixMakefiles” &amp;&amp; cmake --build .</text:span></text:p>
      <text:p text:style-name="P3"/>
      <text:p text:style-name="P3">1. PROTOCOL</text:p>
      <text:p text:style-name="P2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/>
          </table:table-cell>
          <table:table-cell table:style-name="TableCell1">
            <text:p text:style-name="P2">CLIENT</text:p>
          </table:table-cell>
          <table:table-cell table:style-name="TableCell1">
            <text:p text:style-name="P2">SERVEUR</text:p>
          </table:table-cell>
        </table:table-row>
        <table:table-row>
          <table:table-cell table:style-name="TableCell1">
            <text:p text:style-name="P2">Connexion</text:p>
          </table:table-cell>
          <table:table-cell table:style-name="TableCell1">
            <text:p text:style-name="P2">[NEW]</text:p>
          </table:table-cell>
          <table:table-cell table:style-name="TableCell1">
            <text:p text:style-name="P2">Ajoute un utilisateur</text:p>
          </table:table-cell>
        </table:table-row>
        <table:table-row>
          <table:table-cell table:style-name="TableCell1">
            <text:p text:style-name="P2">Deconnexion</text:p>
          </table:table-cell>
          <table:table-cell table:style-name="TableCell1">
            <text:p text:style-name="P2">[RES]</text:p>
          </table:table-cell>
          <table:table-cell table:style-name="TableCell1">
            <text:p text:style-name="P2">Retire l’utilisateur</text:p>
          </table:table-cell>
        </table:table-row>
        <table:table-row>
          <table:table-cell table:style-name="TableCell1">
            <text:p text:style-name="P2">C: Envoi d’un message</text:p>
          </table:table-cell>
          <table:table-cell table:style-name="TableCell1">
            <text:p text:style-name="P2">[SHOT], [MOVE|UP;…]</text:p>
          </table:table-cell>
          <table:table-cell table:style-name="TableCell1">
            <text:p text:style-name="P2">Envoyer un laser, bouger le joueur si possible</text:p>
          </table:table-cell>
        </table:table-row>
        <table:table-row>
          <table:table-cell table:style-name="TableCell1">
            <text:p text:style-name="P2">S: Envoi d’un message</text:p>
          </table:table-cell>
          <table:table-cell table:style-name="TableCell1">
            <text:p text:style-name="P2">Parser et afficher</text:p>
          </table:table-cell>
          <table:table-cell table:style-name="TableCell1">
            <text:p text:style-name="P2">[delta_time|info_player|info_laser|info_mobs]</text:p>
          </table:table-cell>
        </table:table-row>
      </table:table>
      <text:p text:style-name="P2"/>
      <text:p text:style-name="P2">delta_time : temps ecoule entre cette frame et la derniere.</text:p>
      <text:p text:style-name="P2">Info_??? : informations a envoyer au client contenant : positions et direction. Le client update donc le sprite en fonction.</text:p>
      <text:p text:style-name="P2"/>
      <text:p text:style-name="P2">Avant de lancer la partie, le client va attendre la connexion au moins d’un 2e client. Lors du debut, la map va etre envoyee a tous les clients par le serveur, au meme moment. Cette operation va permettre de synchroniser les clients.</text:p>
      <text:p text:style-name="P2"/>
      <text:p text:style-name="P3">2. SERVER</text:p>
      <text:p text:style-name="P2"/>
      <text:p text:style-name="P2">Le serveur fonctionne en UDP.</text:p>
      <text:p text:style-name="P2">Le serveur utilise la librairie boost::asio. La reception et l’envoi d’un message se fait en asynchrone.</text:p>
      <text:p text:style-name="P2">Un message est une suite de caractère.</text:p>
      <text:p text:style-name="P2">Il contient la queue de messages.</text:p>
      <text:p text:style-name="P2">Les messages sont lus dans le thread principal.</text:p>
      <text:p text:style-name="P2">La queue de messages contient un mutex pour bloquer si un message est recu lors d’ajout ou de suppression d’un element de cette queue.</text:p>
      <text:p text:style-name="P2">Un mutex est aussi present dans la classe Server et est appele dans certaines fonction qui editent les elements de la classe.</text:p>
      <text:p text:style-name="P2"/>
      <text:p text:style-name="P2">C’est le serveur qui calcule les donnees du jeu, les collisions, etc..</text:p>
      <text:p text:style-name="P2">Exemple, si le joueur appuie sur la touche HAUT, le serveur recoit un message du client, update la nouvelle position et renvoi la nouvelle position au client.</text:p>
      <text:p text:style-name="P2">Chaque frame, 60 fois par secondes, le serveur envoi un message au client avec les nouvelles positions de chaque entites presentes sur le jeu.</text:p>
      <text:p text:style-name="P2">Le serveur contient la liste des joueurs, des projectiles et des ennemies.</text:p>
      <text:p text:style-name="P2"/>
      <text:p text:style-name="P3">3. CLIENT</text:p>
      <text:p text:style-name="P2"/>
      <text:p text:style-name="P2">Le client ne peut rien faire sans le serveur.</text:p>
      <text:p text:style-name="P2">Au lancement, il va attendre la connexion d’un 2e client (Le nombre de clients est illimite).</text:p>
      <text:p text:style-name="P2">Le client tourne a 60 images par secondes. Celui ci enverra des messages au serveur lors d’un envoi de projectile et d’un mouvement.</text:p>
      <text:p text:style-name="P2"/>
      <text:p text:style-name="P2">Le client contient aussi une liste de sprites, les elements a afficher a l’ecran.</text:p>
      <text:p text:style-name="P2">Le client utilise le game engine, il ne calcule rien d’affiche.</text:p>
      <text:p text:style-name="P2"/>
      <text:p text:style-name="P3">4. GAME ENGINE</text:p>
      <text:p text:style-name="P2"/>
      <text:p text:style-name="P2">Le game engine contient toutes les fonctions pour faire tourner un jeu.</text:p>
      <text:p text:style-name="P2">Il a été conçu pour pouvoir coder plusieurs autre jeux.</text:p>
      <text:p text:style-name="P2">Le game engine contient une classe GObject et une classe TObject.</text:p>
      <text:p text:style-name="P2">Ces deux classes sont les classes principales qui vont permettre de créer toutes nos entités, qu’elles soient vivante ou non, que se soit des sprites ou un texte.</text:p>
      <text:p text:style-name="P2">De plus elle contient aussi une classe Game.</text:p>
      <text:p text:style-name="P2">Celle là va permettre de gérer le jeu.</text:p>
      <text:p text:style-name="P2">Elle va contenir tout les éléments du jeu (map, <text:s/>joueur, ennemies etc).</text:p>
      <text:p text:style-name="P2">La map est généré par le serveur et envoyer à la classe Map, qui va la parser et la créer visuel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1</meta:generator>
  </office:meta>
</office:document-meta>
</file>